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Preformatted_20_Text">
      <style:text-properties fo:font-weight="bold" style:font-weight-asian="bold" style:font-weight-complex="bold"/>
    </style:style>
    <style:style style:name="P3" style:family="paragraph" style:parent-style-name="Preformatted_20_Text">
      <style:paragraph-properties fo:margin-top="0cm" fo:margin-bottom="0.499cm"/>
    </style:style>
    <style:style style:name="P4" style:family="paragraph" style:parent-style-name="Preformatted_20_Text" style:list-style-name="L1"/>
    <style:style style:name="P5" style:family="paragraph" style:parent-style-name="Preformatted_20_Text">
      <style:text-properties fo:font-size="12pt" fo:font-weight="bold" style:font-size-asian="12pt" style:font-weight-asian="bold" style:font-size-complex="12pt" style:font-weight-complex="bold"/>
    </style:style>
    <style:style style:name="P6" style:family="paragraph" style:parent-style-name="Preformatted_20_Text">
      <style:text-properties fo:font-size="12pt" fo:font-weight="normal" style:font-size-asian="12pt" style:font-weight-asian="normal" style:font-size-complex="12pt" style:font-weight-complex="normal"/>
    </style:style>
    <style:style style:name="P7" style:family="paragraph" style:parent-style-name="Preformatted_20_Text" style:list-style-name="L1">
      <style:paragraph-properties fo:margin-top="0cm" fo:margin-bottom="0.499cm"/>
    </style:style>
    <style:style style:name="P8" style:family="paragraph" style:parent-style-name="Preformatted_20_Text" style:list-style-name="L24">
      <style:paragraph-properties fo:margin-top="0cm" fo:margin-bottom="0.499cm"/>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text-properties fo:font-size="12pt" fo:font-weight="normal" style:font-size-asian="12pt" style:font-weight-asian="normal" style:font-size-complex="12pt" style:font-weight-complex="normal"/>
    </style:style>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list-style-name="L23"/>
    <style:style style:name="P33" style:family="paragraph" style:parent-style-name="Text_20_body" style:list-style-name="L24"/>
    <style:style style:name="P34" style:family="paragraph" style:parent-style-name="Text_20_body" style:list-style-name="L13">
      <style:paragraph-properties fo:margin-top="0cm" fo:margin-bottom="0cm"/>
    </style:style>
    <style:style style:name="P35" style:family="paragraph" style:parent-style-name="Text_20_body" style:list-style-name="L14">
      <style:paragraph-properties fo:margin-top="0cm" fo:margin-bottom="0cm"/>
    </style:style>
    <style:style style:name="P36" style:family="paragraph" style:parent-style-name="Text_20_body" style:list-style-name="L15">
      <style:paragraph-properties fo:margin-top="0cm" fo:margin-bottom="0cm"/>
    </style:style>
    <style:style style:name="P37" style:family="paragraph" style:parent-style-name="Text_20_body" style:list-style-name="L16">
      <style:paragraph-properties fo:margin-top="0cm" fo:margin-bottom="0cm"/>
    </style:style>
    <style:style style:name="P38" style:family="paragraph" style:parent-style-name="Text_20_body" style:list-style-name="L17">
      <style:paragraph-properties fo:margin-top="0cm" fo:margin-bottom="0cm"/>
    </style:style>
    <style:style style:name="P39" style:family="paragraph" style:parent-style-name="Text_20_body" style:list-style-name="L18">
      <style:paragraph-properties fo:margin-top="0cm" fo:margin-bottom="0cm"/>
    </style:style>
    <style:style style:name="P40" style:family="paragraph" style:parent-style-name="Text_20_body" style:list-style-name="L19">
      <style:paragraph-properties fo:margin-top="0cm" fo:margin-bottom="0cm"/>
    </style:style>
    <style:style style:name="P41" style:family="paragraph" style:parent-style-name="Text_20_body" style:list-style-name="L20">
      <style:paragraph-properties fo:margin-top="0cm" fo:margin-bottom="0cm"/>
    </style:style>
    <style:style style:name="P42" style:family="paragraph" style:parent-style-name="Text_20_body" style:list-style-name="L21">
      <style:paragraph-properties fo:margin-top="0cm" fo:margin-bottom="0cm"/>
    </style:style>
    <style:style style:name="P43" style:family="paragraph" style:parent-style-name="Text_20_body" style:list-style-name="L22">
      <style:paragraph-properties fo:margin-top="0cm" fo:margin-bottom="0cm"/>
    </style:style>
    <style:style style:name="P44" style:family="paragraph" style:parent-style-name="Text_20_body" style:list-style-name="L23">
      <style:paragraph-properties fo:margin-top="0cm" fo:margin-bottom="0cm"/>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span text:style-name="T1">can we use send API back to the client from PHP </text:span><text:line-break/></text:p>
      <text:p text:style-name="Preformatted_20_Text">Yes, in PHP, you can send data back to the client (usually a web browser or another application) using various methods. The most common approaches are:</text:p>
      <text:p text:style-name="Preformatted_20_Text"/>
      <text:p text:style-name="Preformatted_20_Text">### 1. **Sending JSON Response (AJAX)**</text:p>
      <text:p text:style-name="Preformatted_20_Text"/>
      <text:p text:style-name="Preformatted_20_Text">If you're dealing with AJAX requests, sending data back to the client as a JSON response is a common practice. You can use the `json_encode()` function in PHP to encode an array or object to JSON and then send it as the response. Here's an example:</text:p>
      <text:p text:style-name="Preformatted_20_Text"/>
      <text:p text:style-name="Preformatted_20_Text">```php</text:p>
      <text:p text:style-name="Preformatted_20_Text">&lt;?php</text:p>
      <text:p text:style-name="Preformatted_20_Text">header('Content-Type: application/json'); // Set response header to JSON</text:p>
      <text:p text:style-name="Preformatted_20_Text">$response = array("status" =&gt; "success", "message" =&gt; "Data received successfully.");</text:p>
      <text:p text:style-name="Preformatted_20_Text">echo json_encode($response); // Send JSON-encoded response back to client</text:p>
      <text:p text:style-name="Preformatted_20_Text">?&gt;</text:p>
      <text:p text:style-name="Preformatted_20_Text">```</text:p>
      <text:p text:style-name="Preformatted_20_Text"/>
      <text:p text:style-name="Preformatted_20_Text">On the client side, you can use JavaScript to handle the JSON response, like this:</text:p>
      <text:p text:style-name="Preformatted_20_Text"/>
      <text:p text:style-name="Preformatted_20_Text">```javascript</text:p>
      <text:p text:style-name="Preformatted_20_Text">fetch('your_php_file.php')</text:p>
      <text:p text:style-name="Preformatted_20_Text"><text:s text:c="2"/>.then(response =&gt; response.json())</text:p>
      <text:p text:style-name="Preformatted_20_Text"><text:s text:c="2"/>.then(data =&gt; console.log(data));</text:p>
      <text:p text:style-name="Preformatted_20_Text">```</text:p>
      <text:p text:style-name="Preformatted_20_Text"/>
      <text:p text:style-name="Preformatted_20_Text">### 2. **Sending Plain Text or HTML**</text:p>
      <text:p text:style-name="Preformatted_20_Text"/>
      <text:p text:style-name="Preformatted_20_Text">If you need to send plain text or HTML back to the client, you can directly output it in PHP:</text:p>
      <text:p text:style-name="Preformatted_20_Text"/>
      <text:p text:style-name="Preformatted_20_Text">```php</text:p>
      <text:p text:style-name="Preformatted_20_Text">&lt;?php</text:p>
      <text:p text:style-name="Preformatted_20_Text">echo "This is a plain text response.";</text:p>
      <text:p text:style-name="Preformatted_20_Text">```</text:p>
      <text:p text:style-name="Preformatted_20_Text"/>
      <text:p text:style-name="Preformatted_20_Text">Or, if you need to send HTML content:</text:p>
      <text:p text:style-name="Preformatted_20_Text"/>
      <text:p text:style-name="Preformatted_20_Text">```php</text:p>
      <text:p text:style-name="Preformatted_20_Text">&lt;?php</text:p>
      <text:p text:style-name="Preformatted_20_Text">echo "&lt;h1&gt;Welcome to My Website!&lt;/h1&gt;";</text:p>
      <text:p text:style-name="Preformatted_20_Text">```</text:p>
      <text:p text:style-name="Preformatted_20_Text"/>
      <text:p text:style-name="Preformatted_20_Text">### 3. **Redirecting the Client**</text:p>
      <text:p text:style-name="Preformatted_20_Text"/>
      <text:p text:style-name="Preformatted_20_Text">If you want to redirect the client to another URL, you can use the `header()` function in PHP:</text:p>
      <text:p text:style-name="Preformatted_20_Text"/>
      <text:p text:style-name="Preformatted_20_Text">```php</text:p>
      <text:p text:style-name="Preformatted_20_Text">&lt;?php</text:p>
      <text:p text:style-name="Preformatted_20_Text">header('Location: https://www.example.com'); // Redirect to another page</text:p>
      <text:p text:style-name="Preformatted_20_Text">exit(); // Make sure to call exit to stop the script execution</text:p>
      <text:p text:style-name="Preformatted_20_Text">```</text:p>
      <text:p text:style-name="Preformatted_20_Text"/>
      <text:p text:style-name="Preformatted_20_Text">### 4. **Sending File Downloads**</text:p>
      <text:p text:style-name="Preformatted_20_Text"/>
      <text:p text:style-name="Preformatted_20_Text">You can also instruct the browser to download a file by setting appropriate headers:</text:p>
      <text:p text:style-name="Preformatted_20_Text"/>
      <text:p text:style-name="Preformatted_20_Text">```php</text:p>
      <text:p text:style-name="Preformatted_20_Text">&lt;?php</text:p>
      <text:p text:style-name="Preformatted_20_Text">header('Content-Type: application/pdf');</text:p>
      <text:p text:style-name="Preformatted_20_Text">header('Content-Disposition: attachment; filename="example.pdf"');</text:p>
      <text:p text:style-name="Preformatted_20_Text">readfile('path/to/your/file.pdf');</text:p>
      <text:p text:style-name="Preformatted_20_Text">?&gt;</text:p>
      <text:p text:style-name="Preformatted_20_Text"><text:soft-page-break/>```</text:p>
      <text:p text:style-name="Preformatted_20_Text"/>
      <text:p text:style-name="Preformatted_20_Text">### 5. **Sending Cookies**</text:p>
      <text:p text:style-name="Preformatted_20_Text"/>
      <text:p text:style-name="Preformatted_20_Text">If you need to set cookies to be sent back to the client, you can use the `setcookie()` function:</text:p>
      <text:p text:style-name="Preformatted_20_Text"/>
      <text:p text:style-name="Preformatted_20_Text">```php</text:p>
      <text:p text:style-name="Preformatted_20_Text">&lt;?php</text:p>
      <text:p text:style-name="Preformatted_20_Text">setcookie('user', 'John Doe', time() + 3600, '/'); // 1 hour expiration</text:p>
      <text:p text:style-name="Preformatted_20_Text">echo "Cookie has been set!";</text:p>
      <text:p text:style-name="Preformatted_20_Text">?&gt;</text:p>
      <text:p text:style-name="Preformatted_20_Text">```</text:p>
      <text:p text:style-name="Preformatted_20_Text"/>
      <text:p text:style-name="Preformatted_20_Text">### 6. **Sending HTTP Headers**</text:p>
      <text:p text:style-name="Preformatted_20_Text"/>
      <text:p text:style-name="Preformatted_20_Text">You can send custom HTTP headers back to the client using the `header()` function. This is useful for controlling cache, content type, and other response settings:</text:p>
      <text:p text:style-name="Preformatted_20_Text"/>
      <text:p text:style-name="Preformatted_20_Text">```php</text:p>
      <text:p text:style-name="Preformatted_20_Text">&lt;?php</text:p>
      <text:p text:style-name="Preformatted_20_Text">header('Cache-Control: no-cache, must-revalidate');</text:p>
      <text:p text:style-name="Preformatted_20_Text">header('Expires: Sat, 26 Jul 1997 05:00:00 GMT');</text:p>
      <text:p text:style-name="Preformatted_20_Text">echo "Response with custom headers!";</text:p>
      <text:p text:style-name="Preformatted_20_Text">?&gt;</text:p>
      <text:p text:style-name="Preformatted_20_Text">```</text:p>
      <text:p text:style-name="Preformatted_20_Text"/>
      <text:p text:style-name="Preformatted_20_Text">### Summary</text:p>
      <text:p text:style-name="Preformatted_20_Text">In PHP, you can send a variety of responses back to the client, including:</text:p>
      <text:p text:style-name="Preformatted_20_Text"/>
      <text:p text:style-name="Preformatted_20_Text">- **JSON** for API responses.</text:p>
      <text:p text:style-name="Preformatted_20_Text">- **Plain text** or **HTML** for standard web pages.</text:p>
      <text:p text:style-name="Preformatted_20_Text">- **Redirects** to send the client to another page.</text:p>
      <text:p text:style-name="Preformatted_20_Text">- **File downloads** for files like PDFs, images, etc.</text:p>
      <text:p text:style-name="Preformatted_20_Text">- **Cookies** to store data on the client side.</text:p>
      <text:p text:style-name="Preformatted_20_Text">- **Custom HTTP headers** for controlling cache, content type, etc.</text:p>
      <text:p text:style-name="Preformatted_20_Text"/>
      <text:p text:style-name="Preformatted_20_Text">Which method you choose depends on the nature of your application and the type of interaction you're handling.</text:p>
      <text:p text:style-name="Preformatted_20_Text"/>
      <text:p text:style-name="Preformatted_20_Text">can we aadd slideshop in a React by using bootstrap </text:p>
      <text:p text:style-name="Preformatted_20_Text"/>
      <text:p text:style-name="Preformatted_20_Text">Yes, you can integrate a slideshow (also known as a carousel) in a React application using Bootstrap. Bootstrap provides a built-in carousel component that can be easily used in React.</text:p>
      <text:p text:style-name="Preformatted_20_Text">Here's how you can do it step by step:</text:p>
      <text:p text:style-name="Preformatted_20_Text">1. Install Bootstrap</text:p>
      <text:p text:style-name="Preformatted_20_Text">First, if you haven't already, install Bootstrap in your React project.</text:p>
      <text:p text:style-name="Preformatted_20_Text">You can use npm or yarn to install it.</text:p>
      <text:p text:style-name="Preformatted_20_Text">npm install bootstrap</text:p>
      <text:p text:style-name="Preformatted_20_Text">Or if you are using yarn:</text:p>
      <text:p text:style-name="Preformatted_20_Text">yarn add bootstrap</text:p>
      <text:p text:style-name="Preformatted_20_Text">Then, import Bootstrap's CSS file into your src/index.js or src/App.js file:</text:p>
      <text:p text:style-name="Preformatted_20_Text">import 'bootstrap/dist/css/bootstrap.min.css';</text:p>
      <text:p text:style-name="Preformatted_20_Text">2. Set Up the Carousel in React</text:p>
      <text:p text:style-name="Preformatted_20_Text">Now, you can use Bootstrap's Carousel component in your React component.</text:p>
      <text:p text:style-name="Preformatted_20_Text">Here's an example of a basic slideshow (carousel) using Bootstrap and React:</text:p>
      <text:p text:style-name="Preformatted_20_Text">import React from 'react';</text:p>
      <text:p text:style-name="Preformatted_20_Text"/>
      <text:p text:style-name="Preformatted_20_Text">const Carousel = () =&gt; {</text:p>
      <text:p text:style-name="Preformatted_20_Text"><text:s text:c="2"/>return (</text:p>
      <text:p text:style-name="Preformatted_20_Text"><text:s text:c="4"/>&lt;div id="carouselExample" className="carousel slide" data-bs-ride="carousel"&gt;</text:p>
      <text:p text:style-name="Preformatted_20_Text"><text:s text:c="6"/>&lt;div className="carousel-inner"&gt;</text:p>
      <text:p text:style-name="Preformatted_20_Text"><text:s text:c="8"/>&lt;div className="carousel-item active"&gt;</text:p>
      <text:p text:style-name="Preformatted_20_Text"><text:s text:c="10"/>&lt;img src="https://via.placeholder.com/800x400?text=First+Slide" className="d-block w-100" alt="..." /&gt;</text:p>
      <text:p text:style-name="Preformatted_20_Text"><text:s text:c="8"/>&lt;/div&gt;</text:p>
      <text:p text:style-name="Preformatted_20_Text"><text:soft-page-break/><text:s text:c="8"/>&lt;div className="carousel-item"&gt;</text:p>
      <text:p text:style-name="Preformatted_20_Text"><text:s text:c="10"/>&lt;img src="https://via.placeholder.com/800x400?text=Second+Slide" className="d-block w-100" alt="..." /&gt;</text:p>
      <text:p text:style-name="Preformatted_20_Text"><text:s text:c="8"/>&lt;/div&gt;</text:p>
      <text:p text:style-name="Preformatted_20_Text"><text:s text:c="8"/>&lt;div className="carousel-item"&gt;</text:p>
      <text:p text:style-name="Preformatted_20_Text"><text:s text:c="10"/>&lt;img src="https://via.placeholder.com/800x400?text=Third+Slide" className="d-block w-100" alt="..." /&gt;</text:p>
      <text:p text:style-name="Preformatted_20_Text"><text:s text:c="8"/>&lt;/div&gt;</text:p>
      <text:p text:style-name="Preformatted_20_Text"><text:s text:c="6"/>&lt;/div&gt;</text:p>
      <text:p text:style-name="Preformatted_20_Text"><text:s text:c="6"/>&lt;button className="carousel-control-prev" type="button" data-bs-target="#carouselExample" data-bs-slide="prev"&gt;</text:p>
      <text:p text:style-name="Preformatted_20_Text"><text:s text:c="8"/>&lt;span className="carousel-control-prev-icon" aria-hidden="true"&gt;&lt;/span&gt;</text:p>
      <text:p text:style-name="Preformatted_20_Text"><text:s text:c="8"/>&lt;span className="visually-hidden"&gt;Previous&lt;/span&gt;</text:p>
      <text:p text:style-name="Preformatted_20_Text"><text:s text:c="6"/>&lt;/button&gt;</text:p>
      <text:p text:style-name="Preformatted_20_Text"><text:s text:c="6"/>&lt;button className="carousel-control-next" type="button" data-bs-target="#carouselExample" data-bs-slide="next"&gt;</text:p>
      <text:p text:style-name="Preformatted_20_Text"><text:s text:c="8"/>&lt;span className="carousel-control-next-icon" aria-hidden="true"&gt;&lt;/span&gt;</text:p>
      <text:p text:style-name="Preformatted_20_Text"><text:s text:c="8"/>&lt;span className="visually-hidden"&gt;Next&lt;/span&gt;</text:p>
      <text:p text:style-name="Preformatted_20_Text"><text:s text:c="6"/>&lt;/button&gt;</text:p>
      <text:p text:style-name="Preformatted_20_Text"><text:s text:c="4"/>&lt;/div&gt;</text:p>
      <text:p text:style-name="Preformatted_20_Text"><text:s text:c="2"/>);</text:p>
      <text:p text:style-name="Preformatted_20_Text">}</text:p>
      <text:p text:style-name="Preformatted_20_Text"/>
      <text:p text:style-name="Preformatted_20_Text">export default Carousel;</text:p>
      <text:p text:style-name="Preformatted_20_Text">Explanation:</text:p>
      <text:p text:style-name="Preformatted_20_Text">className="carousel slide": This sets up the carousel's basic style and functionality. </text:p>
      <text:p text:style-name="Preformatted_20_Text">data-bs-ride="carousel": Automatically starts the carousel when the page loads. </text:p>
      <text:p text:style-name="Preformatted_20_Text">carousel-inner: This wraps the individual carousel items. </text:p>
      <text:p text:style-name="Preformatted_20_Text">carousel-item active: The first item needs the active class to show up initially. </text:p>
      <text:p text:style-name="Preformatted_20_Text">carousel-control-prev and carousel-control-next: These buttons allow users to navigate to the previous or next slide. </text:p>
      <text:p text:style-name="Preformatted_20_Text">3. Use the Carousel in Your Application</text:p>
      <text:p text:style-name="Preformatted_20_Text">Now that you've created the carousel component, you can use it anywhere in your application. For example, in your App.js:</text:p>
      <text:p text:style-name="Preformatted_20_Text">import React from 'react';</text:p>
      <text:p text:style-name="Preformatted_20_Text">import Carousel from './Carousel'; // Assuming your carousel component is in the same folder</text:p>
      <text:p text:style-name="Preformatted_20_Text"/>
      <text:p text:style-name="Preformatted_20_Text">const App = () =&gt; {</text:p>
      <text:p text:style-name="Preformatted_20_Text"><text:s text:c="2"/>return (</text:p>
      <text:p text:style-name="Preformatted_20_Text"><text:s text:c="4"/>&lt;div className="App"&gt;</text:p>
      <text:p text:style-name="Preformatted_20_Text"><text:s text:c="6"/>&lt;h1&gt;Welcome to My React App&lt;/h1&gt;</text:p>
      <text:p text:style-name="Preformatted_20_Text"><text:s text:c="6"/>&lt;Carousel /&gt;</text:p>
      <text:p text:style-name="Preformatted_20_Text"><text:s text:c="4"/>&lt;/div&gt;</text:p>
      <text:p text:style-name="Preformatted_20_Text"><text:s text:c="2"/>);</text:p>
      <text:p text:style-name="Preformatted_20_Text">}</text:p>
      <text:p text:style-name="Preformatted_20_Text"/>
      <text:p text:style-name="Preformatted_20_Text">export default App;</text:p>
      <text:p text:style-name="Preformatted_20_Text">4. Customize the Carousel</text:p>
      <text:p text:style-name="Preformatted_20_Text">You can further customize the carousel to suit your needs by adding captions, changing the controls' appearance, or altering the transition effects.</text:p>
      <text:p text:style-name="Preformatted_20_Text">For example, you can add a caption to each slide like this:</text:p>
      <text:p text:style-name="Preformatted_20_Text">&lt;div className="carousel-item active"&gt;</text:p>
      <text:p text:style-name="Preformatted_20_Text"><text:s text:c="2"/>&lt;img src="https://via.placeholder.com/800x400?text=First+Slide" className="d-block w-100" alt="..." /&gt;</text:p>
      <text:p text:style-name="Preformatted_20_Text"><text:s text:c="2"/>&lt;div className="carousel-caption d-none d-md-block"&gt;</text:p>
      <text:p text:style-name="Preformatted_20_Text"><text:s text:c="4"/>&lt;h5&gt;First Slide&lt;/h5&gt;</text:p>
      <text:p text:style-name="Preformatted_20_Text"><text:s text:c="4"/>&lt;p&gt;Some description for the first slide.&lt;/p&gt;</text:p>
      <text:p text:style-name="Preformatted_20_Text"><text:s text:c="2"/>&lt;/div&gt;</text:p>
      <text:p text:style-name="Preformatted_20_Text">&lt;/div&gt;</text:p>
      <text:p text:style-name="Preformatted_20_Text">5. Using React-Bootstrap (Optional)</text:p>
      <text:p text:style-name="Preformatted_20_Text">If you want a more "React-friendly" way to use Bootstrap components, you can also use the react-bootstrap library, which wraps Bootstrap components in React components, making them easier to work with.</text:p>
      <text:p text:style-name="Preformatted_20_Text">To install react-bootstrap:</text:p>
      <text:p text:style-name="Preformatted_20_Text">npm install react-bootstrap bootstrap</text:p>
      <text:p text:style-name="Preformatted_20_Text">Then you can use the Carousel component like this:</text:p>
      <text:p text:style-name="Preformatted_20_Text">import React from 'react';</text:p>
      <text:p text:style-name="Preformatted_20_Text">import { Carousel } from 'react-bootstrap';</text:p>
      <text:p text:style-name="Preformatted_20_Text"><text:soft-page-break/></text:p>
      <text:p text:style-name="Preformatted_20_Text">const BootstrapCarousel = () =&gt; {</text:p>
      <text:p text:style-name="Preformatted_20_Text"><text:s text:c="2"/>return (</text:p>
      <text:p text:style-name="Preformatted_20_Text"><text:s text:c="4"/>&lt;Carousel&gt;</text:p>
      <text:p text:style-name="Preformatted_20_Text"><text:s text:c="6"/>&lt;Carousel.Item&gt;</text:p>
      <text:p text:style-name="Preformatted_20_Text"><text:s text:c="8"/>&lt;img className="d-block w-100" src="https://via.placeholder.com/800x400?text=First+Slide" alt="First slide" /&gt;</text:p>
      <text:p text:style-name="Preformatted_20_Text"><text:s text:c="8"/>&lt;Carousel.Caption&gt;</text:p>
      <text:p text:style-name="Preformatted_20_Text"><text:s text:c="10"/>&lt;h3&gt;First slide label&lt;/h3&gt;</text:p>
      <text:p text:style-name="Preformatted_20_Text"><text:s text:c="10"/>&lt;p&gt;Some description for the first slide.&lt;/p&gt;</text:p>
      <text:p text:style-name="Preformatted_20_Text"><text:s text:c="8"/>&lt;/Carousel.Caption&gt;</text:p>
      <text:p text:style-name="Preformatted_20_Text"><text:s text:c="6"/>&lt;/Carousel.Item&gt;</text:p>
      <text:p text:style-name="Preformatted_20_Text"><text:s text:c="6"/>&lt;Carousel.Item&gt;</text:p>
      <text:p text:style-name="Preformatted_20_Text"><text:s text:c="8"/>&lt;img className="d-block w-100" src="https://via.placeholder.com/800x400?text=Second+Slide" alt="Second slide" /&gt;</text:p>
      <text:p text:style-name="Preformatted_20_Text"><text:s text:c="8"/>&lt;Carousel.Caption&gt;</text:p>
      <text:p text:style-name="Preformatted_20_Text"><text:s text:c="10"/>&lt;h3&gt;Second slide label&lt;/h3&gt;</text:p>
      <text:p text:style-name="Preformatted_20_Text"><text:s text:c="10"/>&lt;p&gt;Some description for the second slide.&lt;/p&gt;</text:p>
      <text:p text:style-name="Preformatted_20_Text"><text:s text:c="8"/>&lt;/Carousel.Caption&gt;</text:p>
      <text:p text:style-name="Preformatted_20_Text"><text:s text:c="6"/>&lt;/Carousel.Item&gt;</text:p>
      <text:p text:style-name="Preformatted_20_Text"><text:s text:c="6"/>&lt;Carousel.Item&gt;</text:p>
      <text:p text:style-name="Preformatted_20_Text"><text:s text:c="8"/>&lt;img className="d-block w-100" src="https://via.placeholder.com/800x400?text=Third+Slide" alt="Third slide" /&gt;</text:p>
      <text:p text:style-name="Preformatted_20_Text"><text:s text:c="8"/>&lt;Carousel.Caption&gt;</text:p>
      <text:p text:style-name="Preformatted_20_Text"><text:s text:c="10"/>&lt;h3&gt;Third slide label&lt;/h3&gt;</text:p>
      <text:p text:style-name="Preformatted_20_Text"><text:s text:c="10"/>&lt;p&gt;Some description for the third slide.&lt;/p&gt;</text:p>
      <text:p text:style-name="Preformatted_20_Text"><text:s text:c="8"/>&lt;/Carousel.Caption&gt;</text:p>
      <text:p text:style-name="Preformatted_20_Text"><text:s text:c="6"/>&lt;/Carousel.Item&gt;</text:p>
      <text:p text:style-name="Preformatted_20_Text"><text:s text:c="4"/>&lt;/Carousel&gt;</text:p>
      <text:p text:style-name="Preformatted_20_Text"><text:s text:c="2"/>);</text:p>
      <text:p text:style-name="Preformatted_20_Text">}</text:p>
      <text:p text:style-name="Preformatted_20_Text"/>
      <text:p text:style-name="Preformatted_20_Text">export default BootstrapCarousel;</text:p>
      <text:p text:style-name="Preformatted_20_Text">This version will manage state for the active slide internally, which can be more convenient and avoids dealing with raw Bootstrap's data attributes directly.</text:p>
      <text:p text:style-name="Preformatted_20_Text">Conclusion</text:p>
      <text:p text:style-name="Preformatted_20_Text">You can easily integrate a slideshow (carousel) in React using either Bootstrap's native carousel or React-Bootstrap. Both approaches are effective, but using React-Bootstrap offers a more React-centric way of handling Bootstrap components in your project.</text:p>
      <text:p text:style-name="Preformatted_20_Text"/>
      <text:p text:style-name="P2">can we use Bootstrap in React Native? </text:p>
      <text:p text:style-name="P2"/>
      <text:p text:style-name="P1">No, you cannot directly use <text:span text:style-name="Strong_20_Emphasis">Bootstrap</text:span> in <text:span text:style-name="Strong_20_Emphasis">React Native</text:span> because Bootstrap is a front-end framework designed specifically for web applications, and it relies heavily on HTML and CSS. React Native, on the other hand, is for building mobile applications, which don't use HTML or CSS in the same way as web applications.</text:p>
      <text:p text:style-name="Text_20_body">However, there are some alternatives and ways to replicate the functionality of Bootstrap in a React Native application:</text:p>
      <text:h text:style-name="Heading_20_3" text:outline-level="3">1. <text:span text:style-name="Strong_20_Emphasis">Using React Native Libraries for UI Components</text:span></text:h>
      <text:p text:style-name="Text_20_body">There are libraries specifically built for React Native that provide a set of pre-designed components that mimic Bootstrap’s grid system, buttons, and other elements. Some of the popular ones include:</text:p>
      <text:list xml:id="list2831444115637855100" text:style-name="L1">
        <text:list-item>
          <text:p text:style-name="P9"><text:span text:style-name="Strong_20_Emphasis">React Native Paper</text:span>: A library that implements Material Design components in React Native. It offers a wide range of pre-styled components like buttons, cards, and dialogs.</text:p>
          <text:p text:style-name="P9"><text:span text:style-name="Strong_20_Emphasis">Installation</text:span>:</text:p>
          <text:p text:style-name="P7"><text:span text:style-name="Source_20_Text">npm install react-native-paper</text:span></text:p>
          <text:p text:style-name="P9"><text:soft-page-break/><text:span text:style-name="Strong_20_Emphasis">Usage</text:span>:</text:p>
          <text:p text:style-name="P4"><text:span text:style-name="Source_20_Text">import * as React from 'react';</text:span></text:p>
          <text:p text:style-name="P4"><text:span text:style-name="Source_20_Text">import { Button, Card, Title, Paragraph } from 'react-native-paper';</text:span></text:p>
          <text:p text:style-name="P4"/>
          <text:p text:style-name="P4"><text:span text:style-name="Source_20_Text">const MyCard = () =&gt; (</text:span></text:p>
          <text:p text:style-name="P4"><text:span text:style-name="Source_20_Text"><text:s text:c="2"/>&lt;Card&gt;</text:span></text:p>
          <text:p text:style-name="P4"><text:span text:style-name="Source_20_Text"><text:s text:c="4"/>&lt;Card.Content&gt;</text:span></text:p>
          <text:p text:style-name="P4"><text:span text:style-name="Source_20_Text"><text:s text:c="6"/>&lt;Title&gt;Card Title&lt;/Title&gt;</text:span></text:p>
          <text:p text:style-name="P4"><text:span text:style-name="Source_20_Text"><text:s text:c="6"/>&lt;Paragraph&gt;This is a simple card component&lt;/Paragraph&gt;</text:span></text:p>
          <text:p text:style-name="P4"><text:span text:style-name="Source_20_Text"><text:s text:c="4"/>&lt;/Card.Content&gt;</text:span></text:p>
          <text:p text:style-name="P4"><text:span text:style-name="Source_20_Text"><text:s text:c="4"/>&lt;Card.Actions&gt;</text:span></text:p>
          <text:p text:style-name="P4"><text:span text:style-name="Source_20_Text"><text:s text:c="6"/>&lt;Button onPress={() =&gt; console.log('Pressed')}&gt;Go&lt;/Button&gt;</text:span></text:p>
          <text:p text:style-name="P4"><text:span text:style-name="Source_20_Text"><text:s text:c="4"/>&lt;/Card.Actions&gt;</text:span></text:p>
          <text:p text:style-name="P4"><text:span text:style-name="Source_20_Text"><text:s text:c="2"/>&lt;/Card&gt;</text:span></text:p>
          <text:p text:style-name="P4"><text:span text:style-name="Source_20_Text">);</text:span></text:p>
          <text:p text:style-name="P4"/>
          <text:p text:style-name="P7"><text:span text:style-name="Source_20_Text">export default MyCard;</text:span></text:p>
        </text:list-item>
        <text:list-item>
          <text:p text:style-name="P9"><text:span text:style-name="Strong_20_Emphasis">NativeBase</text:span>: Another library that provides a comprehensive set of UI components designed for React Native, with styles similar to what you might find in Bootstrap.</text:p>
          <text:p text:style-name="P9"><text:span text:style-name="Strong_20_Emphasis">Installation</text:span>:</text:p>
          <text:p text:style-name="P7"><text:span text:style-name="Source_20_Text">npm install native-base</text:span></text:p>
          <text:p text:style-name="P9"><text:span text:style-name="Strong_20_Emphasis">Usage</text:span>:</text:p>
          <text:p text:style-name="P4"><text:span text:style-name="Source_20_Text">import React from 'react';</text:span></text:p>
          <text:p text:style-name="P4"><text:span text:style-name="Source_20_Text">import { Button, Text } from 'native-base';</text:span></text:p>
          <text:p text:style-name="P4"/>
          <text:p text:style-name="P4"><text:span text:style-name="Source_20_Text">const App = () =&gt; (</text:span></text:p>
          <text:p text:style-name="P4"><text:span text:style-name="Source_20_Text"><text:s text:c="2"/>&lt;Button&gt;</text:span></text:p>
          <text:p text:style-name="P4"><text:span text:style-name="Source_20_Text"><text:s text:c="4"/>&lt;Text&gt;Click me!&lt;/Text&gt;</text:span></text:p>
          <text:p text:style-name="P4"><text:span text:style-name="Source_20_Text"><text:s text:c="2"/>&lt;/Button&gt;</text:span></text:p>
          <text:p text:style-name="P4"><text:span text:style-name="Source_20_Text">);</text:span></text:p>
          <text:p text:style-name="P4"/>
          <text:p text:style-name="P7"><text:span text:style-name="Source_20_Text">export default App;</text:span></text:p>
        </text:list-item>
        <text:list-item>
          <text:p text:style-name="P9"><text:span text:style-name="Strong_20_Emphasis">React Native Elements</text:span>: This library also provides various components, such as buttons, cards, and sliders, similar to what Bootstrap provides for web.</text:p>
          <text:p text:style-name="P9"><text:span text:style-name="Strong_20_Emphasis">Installation</text:span>:</text:p>
          <text:p text:style-name="P7"><text:span text:style-name="Source_20_Text">npm install react-native-elements</text:span></text:p>
          <text:p text:style-name="P9"><text:span text:style-name="Strong_20_Emphasis">Usage</text:span>:</text:p>
          <text:p text:style-name="P4"><text:span text:style-name="Source_20_Text">import React from 'react';</text:span></text:p>
          <text:p text:style-name="P4"><text:span text:style-name="Source_20_Text">import { Button } from 'react-native-elements';</text:span></text:p>
          <text:p text:style-name="P4"/>
          <text:p text:style-name="P4"><text:span text:style-name="Source_20_Text">const App = () =&gt; (</text:span></text:p>
          <text:p text:style-name="P4"><text:span text:style-name="Source_20_Text"><text:s text:c="2"/>&lt;Button title="Press Me" onPress={() =&gt; console.log('Pressed')} /&gt;</text:span></text:p>
          <text:p text:style-name="P4"><text:span text:style-name="Source_20_Text">);</text:span></text:p>
          <text:p text:style-name="P4"/>
          <text:p text:style-name="P7"><text:span text:style-name="Source_20_Text">export default App;</text:span></text:p>
        </text:list-item>
      </text:list>
      <text:h text:style-name="Heading_20_3" text:outline-level="3">2. <text:span text:style-name="Strong_20_Emphasis">Styling with Flexbox</text:span></text:h>
      <text:p text:style-name="Text_20_body">React Native has its own layout system using <text:span text:style-name="Strong_20_Emphasis">Flexbox</text:span>, which can help you achieve a responsive layout similar to what you might build with Bootstrap’s grid system. Flexbox in React Native works similarly to how it works in web development, but it has its own set of rules for mobile layout.</text:p>
      <text:p text:style-name="Text_20_body"><text:soft-page-break/>For example, you can create a responsive layout like this:</text:p>
      <text:p text:style-name="Preformatted_20_Text"><text:span text:style-name="Source_20_Text">import React from 'react';</text:span></text:p>
      <text:p text:style-name="Preformatted_20_Text"><text:span text:style-name="Source_20_Text">import { View, Text, StyleSheet } from 'react-native';</text:span></text:p>
      <text:p text:style-name="Preformatted_20_Text"/>
      <text:p text:style-name="Preformatted_20_Text"><text:span text:style-name="Source_20_Text">const App = () =&gt; (</text:span></text:p>
      <text:p text:style-name="Preformatted_20_Text"><text:span text:style-name="Source_20_Text"><text:s text:c="2"/>&lt;View style={styles.container}&gt;</text:span></text:p>
      <text:p text:style-name="Preformatted_20_Text"><text:span text:style-name="Source_20_Text"><text:s text:c="4"/>&lt;View style={styles.box1}&gt;</text:span></text:p>
      <text:p text:style-name="Preformatted_20_Text"><text:span text:style-name="Source_20_Text"><text:s text:c="6"/>&lt;Text&gt;Box 1&lt;/Text&gt;</text:span></text:p>
      <text:p text:style-name="Preformatted_20_Text"><text:span text:style-name="Source_20_Text"><text:s text:c="4"/>&lt;/View&gt;</text:span></text:p>
      <text:p text:style-name="Preformatted_20_Text"><text:span text:style-name="Source_20_Text"><text:s text:c="4"/>&lt;View style={styles.box2}&gt;</text:span></text:p>
      <text:p text:style-name="Preformatted_20_Text"><text:span text:style-name="Source_20_Text"><text:s text:c="6"/>&lt;Text&gt;Box 2&lt;/Text&gt;</text:span></text:p>
      <text:p text:style-name="Preformatted_20_Text"><text:span text:style-name="Source_20_Text"><text:s text:c="4"/>&lt;/View&gt;</text:span></text:p>
      <text:p text:style-name="Preformatted_20_Text"><text:span text:style-name="Source_20_Text"><text:s text:c="2"/>&lt;/View&gt;</text:span></text:p>
      <text:p text:style-name="Preformatted_20_Text"><text:span text:style-name="Source_20_Text">);</text:span></text:p>
      <text:p text:style-name="Preformatted_20_Text"/>
      <text:p text:style-name="Preformatted_20_Text"><text:span text:style-name="Source_20_Text">const styles = StyleSheet.create({</text:span></text:p>
      <text:p text:style-name="Preformatted_20_Text"><text:span text:style-name="Source_20_Text"><text:s text:c="2"/>container: {</text:span></text:p>
      <text:p text:style-name="Preformatted_20_Text"><text:span text:style-name="Source_20_Text"><text:s text:c="4"/>flexDirection: 'row', // similar to the Bootstrap grid system's row</text:span></text:p>
      <text:p text:style-name="Preformatted_20_Text"><text:span text:style-name="Source_20_Text"><text:s text:c="4"/>flexWrap: 'wrap', // similar to the Bootstrap grid system's wrap</text:span></text:p>
      <text:p text:style-name="Preformatted_20_Text"><text:span text:style-name="Source_20_Text"><text:s text:c="4"/>justifyContent: 'space-between',</text:span></text:p>
      <text:p text:style-name="Preformatted_20_Text"><text:span text:style-name="Source_20_Text"><text:s text:c="2"/>},</text:span></text:p>
      <text:p text:style-name="Preformatted_20_Text"><text:span text:style-name="Source_20_Text"><text:s text:c="2"/>box1: {</text:span></text:p>
      <text:p text:style-name="Preformatted_20_Text"><text:span text:style-name="Source_20_Text"><text:s text:c="4"/>width: '48%', // similar to col-6 in Bootstrap</text:span></text:p>
      <text:p text:style-name="Preformatted_20_Text"><text:span text:style-name="Source_20_Text"><text:s text:c="4"/>height: 100,</text:span></text:p>
      <text:p text:style-name="Preformatted_20_Text"><text:span text:style-name="Source_20_Text"><text:s text:c="4"/>backgroundColor: 'lightblue',</text:span></text:p>
      <text:p text:style-name="Preformatted_20_Text"><text:span text:style-name="Source_20_Text"><text:s text:c="4"/>justifyContent: 'center',</text:span></text:p>
      <text:p text:style-name="Preformatted_20_Text"><text:span text:style-name="Source_20_Text"><text:s text:c="4"/>alignItems: 'center',</text:span></text:p>
      <text:p text:style-name="Preformatted_20_Text"><text:span text:style-name="Source_20_Text"><text:s text:c="2"/>},</text:span></text:p>
      <text:p text:style-name="Preformatted_20_Text"><text:span text:style-name="Source_20_Text"><text:s text:c="2"/>box2: {</text:span></text:p>
      <text:p text:style-name="Preformatted_20_Text"><text:span text:style-name="Source_20_Text"><text:s text:c="4"/>width: '48%', // similar to col-6 in Bootstrap</text:span></text:p>
      <text:p text:style-name="Preformatted_20_Text"><text:span text:style-name="Source_20_Text"><text:s text:c="4"/>height: 100,</text:span></text:p>
      <text:p text:style-name="Preformatted_20_Text"><text:span text:style-name="Source_20_Text"><text:s text:c="4"/>backgroundColor: 'lightgreen',</text:span></text:p>
      <text:p text:style-name="Preformatted_20_Text"><text:span text:style-name="Source_20_Text"><text:s text:c="4"/>justifyContent: 'center',</text:span></text:p>
      <text:p text:style-name="Preformatted_20_Text"><text:span text:style-name="Source_20_Text"><text:s text:c="4"/>alignItems: 'center',</text:span></text:p>
      <text:p text:style-name="Preformatted_20_Text"><text:span text:style-name="Source_20_Text"><text:s text:c="2"/>},</text:span></text:p>
      <text:p text:style-name="Preformatted_20_Text"><text:span text:style-name="Source_20_Text">});</text:span></text:p>
      <text:p text:style-name="Preformatted_20_Text"/>
      <text:p text:style-name="P3"><text:span text:style-name="Source_20_Text">export default App;</text:span></text:p>
      <text:h text:style-name="Heading_20_3" text:outline-level="3">3. <text:span text:style-name="Strong_20_Emphasis">Building a Custom Grid System</text:span></text:h>
      <text:p text:style-name="Text_20_body">If you want a grid system similar to Bootstrap's grid layout in React Native, you can implement your own grid system using <text:span text:style-name="Source_20_Text">flexbox</text:span> and set different widths for different screen sizes. For example, you can create a custom 12-column layout using flexbox:</text:p>
      <text:p text:style-name="Preformatted_20_Text"><text:span text:style-name="Source_20_Text">import React from 'react';</text:span></text:p>
      <text:p text:style-name="Preformatted_20_Text"><text:span text:style-name="Source_20_Text">import { View, Text, StyleSheet } from 'react-native';</text:span></text:p>
      <text:p text:style-name="Preformatted_20_Text"/>
      <text:p text:style-name="Preformatted_20_Text"><text:span text:style-name="Source_20_Text">const GridExample = () =&gt; (</text:span></text:p>
      <text:p text:style-name="Preformatted_20_Text"><text:span text:style-name="Source_20_Text"><text:s text:c="2"/>&lt;View style={styles.container}&gt;</text:span></text:p>
      <text:p text:style-name="Preformatted_20_Text"><text:span text:style-name="Source_20_Text"><text:s text:c="4"/>&lt;View style={styles.col1}&gt;&lt;Text&gt;Column 1&lt;/Text&gt;&lt;/View&gt;</text:span></text:p>
      <text:p text:style-name="Preformatted_20_Text"><text:span text:style-name="Source_20_Text"><text:s text:c="4"/>&lt;View style={styles.col2}&gt;&lt;Text&gt;Column 2&lt;/Text&gt;&lt;/View&gt;</text:span></text:p>
      <text:p text:style-name="Preformatted_20_Text"><text:span text:style-name="Source_20_Text"><text:s text:c="4"/>&lt;View style={styles.col3}&gt;&lt;Text&gt;Column 3&lt;/Text&gt;&lt;/View&gt;</text:span></text:p>
      <text:p text:style-name="Preformatted_20_Text"><text:span text:style-name="Source_20_Text"><text:s text:c="2"/>&lt;/View&gt;</text:span></text:p>
      <text:p text:style-name="Preformatted_20_Text"><text:span text:style-name="Source_20_Text">);</text:span></text:p>
      <text:p text:style-name="Preformatted_20_Text"/>
      <text:p text:style-name="Preformatted_20_Text"><text:span text:style-name="Source_20_Text">const styles = StyleSheet.create({</text:span></text:p>
      <text:p text:style-name="Preformatted_20_Text"><text:span text:style-name="Source_20_Text"><text:s text:c="2"/>container: {</text:span></text:p>
      <text:p text:style-name="Preformatted_20_Text"><text:span text:style-name="Source_20_Text"><text:s text:c="4"/>flexDirection: 'row', // grid layout</text:span></text:p>
      <text:p text:style-name="Preformatted_20_Text"><text:span text:style-name="Source_20_Text"><text:s text:c="4"/>flexWrap: 'wrap',</text:span></text:p>
      <text:p text:style-name="Preformatted_20_Text"><text:span text:style-name="Source_20_Text"><text:s text:c="2"/>},</text:span></text:p>
      <text:p text:style-name="Preformatted_20_Text"><text:soft-page-break/><text:span text:style-name="Source_20_Text"><text:s text:c="2"/>col1: {</text:span></text:p>
      <text:p text:style-name="Preformatted_20_Text"><text:span text:style-name="Source_20_Text"><text:s text:c="4"/>width: '33.33%', // 4 out of 12 columns in Bootstrap grid</text:span></text:p>
      <text:p text:style-name="Preformatted_20_Text"><text:span text:style-name="Source_20_Text"><text:s text:c="4"/>padding: 10,</text:span></text:p>
      <text:p text:style-name="Preformatted_20_Text"><text:span text:style-name="Source_20_Text"><text:s text:c="4"/>backgroundColor: '#f8f9fa',</text:span></text:p>
      <text:p text:style-name="Preformatted_20_Text"><text:span text:style-name="Source_20_Text"><text:s text:c="2"/>},</text:span></text:p>
      <text:p text:style-name="Preformatted_20_Text"><text:span text:style-name="Source_20_Text"><text:s text:c="2"/>col2: {</text:span></text:p>
      <text:p text:style-name="Preformatted_20_Text"><text:span text:style-name="Source_20_Text"><text:s text:c="4"/>width: '33.33%',</text:span></text:p>
      <text:p text:style-name="Preformatted_20_Text"><text:span text:style-name="Source_20_Text"><text:s text:c="4"/>padding: 10,</text:span></text:p>
      <text:p text:style-name="Preformatted_20_Text"><text:span text:style-name="Source_20_Text"><text:s text:c="4"/>backgroundColor: '#e9ecef',</text:span></text:p>
      <text:p text:style-name="Preformatted_20_Text"><text:span text:style-name="Source_20_Text"><text:s text:c="2"/>},</text:span></text:p>
      <text:p text:style-name="Preformatted_20_Text"><text:span text:style-name="Source_20_Text"><text:s text:c="2"/>col3: {</text:span></text:p>
      <text:p text:style-name="Preformatted_20_Text"><text:span text:style-name="Source_20_Text"><text:s text:c="4"/>width: '33.33%',</text:span></text:p>
      <text:p text:style-name="Preformatted_20_Text"><text:span text:style-name="Source_20_Text"><text:s text:c="4"/>padding: 10,</text:span></text:p>
      <text:p text:style-name="Preformatted_20_Text"><text:span text:style-name="Source_20_Text"><text:s text:c="4"/>backgroundColor: '#dee2e6',</text:span></text:p>
      <text:p text:style-name="Preformatted_20_Text"><text:span text:style-name="Source_20_Text"><text:s text:c="2"/>},</text:span></text:p>
      <text:p text:style-name="Preformatted_20_Text"><text:span text:style-name="Source_20_Text">});</text:span></text:p>
      <text:p text:style-name="Preformatted_20_Text"/>
      <text:p text:style-name="P3"><text:span text:style-name="Source_20_Text">export default GridExample;</text:span></text:p>
      <text:h text:style-name="Heading_20_3" text:outline-level="3">Conclusion</text:h>
      <text:p text:style-name="Text_20_body">While you can't directly use <text:span text:style-name="Strong_20_Emphasis">Bootstrap</text:span> in <text:span text:style-name="Strong_20_Emphasis">React Native</text:span>, you can replicate its functionality and styles using libraries like <text:span text:style-name="Strong_20_Emphasis">React Native Paper</text:span>, <text:span text:style-name="Strong_20_Emphasis">NativeBase</text:span>, or <text:span text:style-name="Strong_20_Emphasis">React Native Elements</text:span>, which provide similar UI components. Additionally, React Native’s <text:span text:style-name="Strong_20_Emphasis">Flexbox</text:span> allows you to create custom layouts similar to Bootstrap’s grid system.</text:p>
      <text:p text:style-name="P5">can i download the images in a very organized way where the product images are categorized according to their type </text:p>
      <text:p text:style-name="P6"/>
      <text:p text:style-name="P22">Yes, you can find websites that categorize product images, including accessories, according to their type (such as watches, bags, jewelry, etc.). These websites typically provide organized collections, either by product categories or specific attributes, making it easy to download images according to your needs. Here are some platforms where you can find well-organized product images:</text:p>
      <text:h text:style-name="Heading_20_3" text:outline-level="3">1. <text:span text:style-name="Strong_20_Emphasis">Pexels</text:span></text:h>
      <text:p text:style-name="Text_20_body"><text:a xlink:type="simple" xlink:href="https://www.pexels.com/" text:style-name="Internet_20_link" text:visited-style-name="Visited_20_Internet_20_Link">Pexels</text:a> is a great place for free stock images, and it offers a wide variety of images, including accessories, categorized by type. You can search for specific accessories, and Pexels will show results organized by the type of item.</text:p>
      <text:list xml:id="list3904107316647921288" text:style-name="L2">
        <text:list-item>
          <text:p text:style-name="P10"><text:span text:style-name="Strong_20_Emphasis">How to Use</text:span>: Use search terms like "watches," "jewelry," "sunglasses," "hats," etc. The images are typically tagged and organized by themes, making it easy to browse. </text:p>
        </text:list-item>
      </text:list>
      <text:h text:style-name="Heading_20_3" text:outline-level="3">2. <text:span text:style-name="Strong_20_Emphasis">Pixabay</text:span></text:h>
      <text:p text:style-name="Text_20_body"><text:a xlink:type="simple" xlink:href="https://pixabay.com/" text:style-name="Internet_20_link" text:visited-style-name="Visited_20_Internet_20_Link">Pixabay</text:a> also organizes images into categories. You can search for accessory types (e.g., "handbags," "bracelets," "glasses") and filter the results by categories like illustrations, photos, or vectors.</text:p>
      <text:list xml:id="list3112770486117509540" text:style-name="L3">
        <text:list-item>
          <text:p text:style-name="P11"><text:span text:style-name="Strong_20_Emphasis">How to Use</text:span>: Type in specific product names in the search bar, and you’ll get a range of product images. You can also browse through categories like "Fashion" or "Objects." </text:p>
        </text:list-item>
      </text:list>
      <text:h text:style-name="Heading_20_3" text:outline-level="3">3. <text:span text:style-name="Strong_20_Emphasis">Unsplash</text:span></text:h>
      <text:p text:style-name="Text_20_body"><text:a xlink:type="simple" xlink:href="https://unsplash.com/" text:style-name="Internet_20_link" text:visited-style-name="Visited_20_Internet_20_Link">Unsplash</text:a> provides high-quality images and allows you to search for specific categories of accessories. While the site itself is organized by topics and collections, you can also find product-specific images by typing keywords like "necklaces," "bags," "scarves," etc.</text:p>
      <text:list xml:id="list1588667333543698052" text:style-name="L4">
        <text:list-item>
          <text:p text:style-name="P12"><text:soft-page-break/><text:span text:style-name="Strong_20_Emphasis">How to Use</text:span>: Search by accessory type or browse curated collections on fashion and accessories. You can also find related collections that organize images by type, such as "fashion accessories." </text:p>
        </text:list-item>
      </text:list>
      <text:h text:style-name="Heading_20_3" text:outline-level="3">4. <text:span text:style-name="Strong_20_Emphasis">Burst by Shopify</text:span></text:h>
      <text:p text:style-name="Text_20_body"><text:a xlink:type="simple" xlink:href="https://burst.shopify.com/" text:style-name="Internet_20_link" text:visited-style-name="Visited_20_Internet_20_Link">Burst</text:a> is a platform designed with entrepreneurs in mind, offering high-quality product images that are organized by types like "fashion," "accessories," "bags," "shoes," etc. You can browse collections organized by product categories.</text:p>
      <text:list xml:id="list1093589022341789871" text:style-name="L5">
        <text:list-item>
          <text:p text:style-name="P13"><text:span text:style-name="Strong_20_Emphasis">How to Use</text:span>: Navigate to the "Fashion" category or search for specific accessories like "necklaces," "watches," or "bags." The images are divided into collections, making it easier to find images by product type. </text:p>
        </text:list-item>
      </text:list>
      <text:h text:style-name="Heading_20_3" text:outline-level="3">5. <text:span text:style-name="Strong_20_Emphasis">Freepik</text:span></text:h>
      <text:p text:style-name="Text_20_body"><text:a xlink:type="simple" xlink:href="https://www.freepik.com/" text:style-name="Internet_20_link" text:visited-style-name="Visited_20_Internet_20_Link">Freepik</text:a> offers both free and premium vector illustrations, photos, and graphics. It has a well-organized library with many accessories images, and you can search by specific categories (like "bags," "watches," or "jewelry").</text:p>
      <text:list xml:id="list3878038533407187112" text:style-name="L6">
        <text:list-item>
          <text:p text:style-name="P14"><text:span text:style-name="Strong_20_Emphasis">How to Use</text:span>: After searching, you can refine results by type (photos, vectors, etc.), making it easier to get images organized by product category. </text:p>
        </text:list-item>
      </text:list>
      <text:h text:style-name="Heading_20_3" text:outline-level="3">6. <text:span text:style-name="Strong_20_Emphasis">Shutterstock (Paid)</text:span></text:h>
      <text:p text:style-name="Text_20_body"><text:a xlink:type="simple" xlink:href="https://www.shutterstock.com/" text:style-name="Internet_20_link" text:visited-style-name="Visited_20_Internet_20_Link">Shutterstock</text:a> is a premium stock photo platform with a highly organized system of product categories, including detailed collections of accessories. You can find product images categorized by type, style, and other attributes.</text:p>
      <text:list xml:id="list2711859629985519796" text:style-name="L7">
        <text:list-item>
          <text:p text:style-name="P15"><text:span text:style-name="Strong_20_Emphasis">How to Use</text:span>: Search for specific categories like "handbags," "sunglasses," or "jewelry." You can also filter results by color, style, and other options to get a more organized set of images. </text:p>
        </text:list-item>
      </text:list>
      <text:h text:style-name="Heading_20_3" text:outline-level="3">7. <text:span text:style-name="Strong_20_Emphasis">StockSnap.io</text:span></text:h>
      <text:p text:style-name="Text_20_body"><text:a xlink:type="simple" xlink:href="https://stocksnap.io/" text:style-name="Internet_20_link" text:visited-style-name="Visited_20_Internet_20_Link">StockSnap.io</text:a> provides a wide variety of free stock images. You can browse categories and find accessories in specific types, such as "clothing," "bags," "shoes," and "jewelry."</text:p>
      <text:list xml:id="list6031540731727270487" text:style-name="L8">
        <text:list-item>
          <text:p text:style-name="P16"><text:span text:style-name="Strong_20_Emphasis">How to Use</text:span>: Simply type in the product you're looking for in the search bar (like "jewelry," "bags," or "watches") and browse through the organized results. </text:p>
        </text:list-item>
      </text:list>
      <text:h text:style-name="Heading_20_3" text:outline-level="3">8. <text:span text:style-name="Strong_20_Emphasis">Canva (Free and Paid)</text:span></text:h>
      <text:p text:style-name="Text_20_body"><text:a xlink:type="simple" xlink:href="https://www.canva.com/" text:style-name="Internet_20_link" text:visited-style-name="Visited_20_Internet_20_Link">Canva</text:a> offers both free and premium images, and it organizes them well into various categories, including accessories. Canva is a good option if you’re also looking to design with these images after downloading.</text:p>
      <text:list xml:id="list1826823932892734022" text:style-name="L9">
        <text:list-item>
          <text:p text:style-name="P17"><text:span text:style-name="Strong_20_Emphasis">How to Use</text:span>: Use Canva’s search tool to find product categories such as "necklaces," "scarves," or "bags." Canva organizes its resources into helpful collections, making it easy to find what you're looking for. </text:p>
        </text:list-item>
      </text:list>
      <text:h text:style-name="Heading_20_3" text:outline-level="3">9. <text:span text:style-name="Strong_20_Emphasis">Reshot</text:span></text:h>
      <text:p text:style-name="Text_20_body"><text:a xlink:type="simple" xlink:href="https://www.reshot.com/" text:style-name="Internet_20_link" text:visited-style-name="Visited_20_Internet_20_Link">Reshot</text:a> offers a curated collection of free stock images, and you can find organized photos under various product categories. The site tends to focus on providing images for commercial use, including well-organized fashion and accessory images.</text:p>
      <text:list xml:id="list7917873930524068753" text:style-name="L10">
        <text:list-item>
          <text:p text:style-name="P18"><text:soft-page-break/><text:span text:style-name="Strong_20_Emphasis">How to Use</text:span>: Search for specific accessory types and browse the results organized into various categories. </text:p>
        </text:list-item>
      </text:list>
      <text:h text:style-name="Heading_20_3" text:outline-level="3">10. <text:span text:style-name="Strong_20_Emphasis">Fashion Stock Photo</text:span></text:h>
      <text:p text:style-name="Text_20_body"><text:a xlink:type="simple" xlink:href="https://www.fashionstockphoto.com/" text:style-name="Internet_20_link" text:visited-style-name="Visited_20_Internet_20_Link">Fashion Stock Photo</text:a> is a niche website that offers stock images specifically focused on fashion and accessories. You can find high-quality images of jewelry, handbags, shoes, and more, organized by category.</text:p>
      <text:list xml:id="list190343692759468528" text:style-name="L11">
        <text:list-item>
          <text:p text:style-name="P19"><text:span text:style-name="Strong_20_Emphasis">How to Use</text:span>: Browse through specific categories like "bags," "accessories," "jewelry," etc. and download images that are clearly categorized. </text:p>
        </text:list-item>
      </text:list>
      <text:h text:style-name="Heading_20_3" text:outline-level="3">11. <text:span text:style-name="Strong_20_Emphasis">IconFinder (For Icons)</text:span></text:h>
      <text:p text:style-name="Text_20_body"><text:a xlink:type="simple" xlink:href="https://www.iconfinder.com/" text:style-name="Internet_20_link" text:visited-style-name="Visited_20_Internet_20_Link">IconFinder</text:a> is a great resource if you’re looking for vector icons related to accessories (e.g., sunglasses, shoes, jewelry). It has a large collection of organized icon packs that you can download.</text:p>
      <text:list xml:id="list594503088125934111" text:style-name="L12">
        <text:list-item>
          <text:p text:style-name="P20"><text:span text:style-name="Strong_20_Emphasis">How to Use</text:span>: Search for "accessory icons" or more specific items like "earrings" or "watches" to find icons categorized by product type. </text:p>
        </text:list-item>
      </text:list>
      <text:h text:style-name="Heading_20_3" text:outline-level="3">Summary:</text:h>
      <text:p text:style-name="Text_20_body">For organized downloads of accessories, these platforms can help:</text:p>
      <text:list xml:id="list297557949869238333" text:style-name="L13">
        <text:list-item>
          <text:p text:style-name="P34"><text:span text:style-name="Strong_20_Emphasis">Burst by Shopify</text:span> and <text:span text:style-name="Strong_20_Emphasis">Pexels</text:span>: Great for categorized collections of accessory images. </text:p>
        </text:list-item>
        <text:list-item>
          <text:p text:style-name="P34"><text:span text:style-name="Strong_20_Emphasis">Freepik</text:span> and <text:span text:style-name="Strong_20_Emphasis">Shutterstock</text:span>: Excellent for organized images of accessories (both free and paid). </text:p>
        </text:list-item>
        <text:list-item>
          <text:p text:style-name="P34"><text:span text:style-name="Strong_20_Emphasis">Unsplash</text:span> and <text:span text:style-name="Strong_20_Emphasis">Pixabay</text:span>: Provide high-quality, organized images of various accessories with simple searches. </text:p>
        </text:list-item>
        <text:list-item>
          <text:p text:style-name="P34"><text:span text:style-name="Strong_20_Emphasis">Canva</text:span>: Offers both images and design tools, organized in collections. </text:p>
        </text:list-item>
        <text:list-item>
          <text:p text:style-name="P21"><text:span text:style-name="Strong_20_Emphasis">Reshot</text:span> and <text:span text:style-name="Strong_20_Emphasis">StockSnap.io</text:span>: Good for free, categorized images. </text:p>
        </text:list-item>
      </text:list>
      <text:p text:style-name="Text_20_body">Each of these platforms will allow you to find and download images of accessories based on their type, making it easy to collect images in an organized way.</text:p>
      <text:p text:style-name="P5">can i get a template for a ecommece sites for React </text:p>
      <text:p text:style-name="P5"/>
      <text:p text:style-name="P22">Yes, you can find multiple pre-built <text:span text:style-name="Strong_20_Emphasis">eCommerce templates for React</text:span> that can help you quickly set up your online store. These templates generally include basic functionality like product listings, shopping carts, user authentication, and checkout processes. Below are some popular options for React-based eCommerce templates that you can use:</text:p>
      <text:h text:style-name="Heading_20_3" text:outline-level="3">1. <text:span text:style-name="Strong_20_Emphasis">Material UI eCommerce Template</text:span></text:h>
      <text:list xml:id="list1793513666650517910" text:style-name="L14">
        <text:list-item>
          <text:p text:style-name="P35"><text:span text:style-name="Strong_20_Emphasis">Description</text:span>: This template uses Material-UI to build a clean, modern eCommerce site. It features product listings, product pages, and a cart system. It's highly customizable and responsive, making it suitable for building online stores. </text:p>
        </text:list-item>
        <text:list-item>
          <text:p text:style-name="P35"><text:span text:style-name="Strong_20_Emphasis">Features</text:span>: </text:p>
          <text:list>
            <text:list-item>
              <text:p text:style-name="P35">Product grid </text:p>
            </text:list-item>
            <text:list-item>
              <text:p text:style-name="P35">Shopping cart </text:p>
            </text:list-item>
            <text:list-item>
              <text:p text:style-name="P35">Product details pages </text:p>
            </text:list-item>
            <text:list-item>
              <text:p text:style-name="P35">Responsive design </text:p>
            </text:list-item>
          </text:list>
        </text:list-item>
        <text:list-item>
          <text:p text:style-name="P23"><text:span text:style-name="Strong_20_Emphasis">Link</text:span>: <text:a xlink:type="simple" xlink:href="https://github.com/Mui-org/material-ui/tree/master/docs/src/pages/getting-started/templates/ecommerce" text:style-name="Internet_20_link" text:visited-style-name="Visited_20_Internet_20_Link">Material-UI eCommerce Template on GitHub</text:a> </text:p>
        </text:list-item>
      </text:list>
      <text:h text:style-name="Heading_20_3" text:outline-level="3"><text:soft-page-break/>2. <text:span text:style-name="Strong_20_Emphasis">React Storefront</text:span></text:h>
      <text:list xml:id="list5299294402625473041" text:style-name="L15">
        <text:list-item>
          <text:p text:style-name="P36"><text:span text:style-name="Strong_20_Emphasis">Description</text:span>: React Storefront is a modern, scalable React framework specifically designed for building fast and customizable storefronts. It provides high-performance features and optimizations to improve the user experience in eCommerce. </text:p>
        </text:list-item>
        <text:list-item>
          <text:p text:style-name="P36"><text:span text:style-name="Strong_20_Emphasis">Features</text:span>: </text:p>
          <text:list>
            <text:list-item>
              <text:p text:style-name="P36">Product search </text:p>
            </text:list-item>
            <text:list-item>
              <text:p text:style-name="P36">Filtering products </text:p>
            </text:list-item>
            <text:list-item>
              <text:p text:style-name="P36">Shopping cart functionality </text:p>
            </text:list-item>
            <text:list-item>
              <text:p text:style-name="P36">Customizable product pages </text:p>
            </text:list-item>
          </text:list>
        </text:list-item>
        <text:list-item>
          <text:p text:style-name="P24"><text:span text:style-name="Strong_20_Emphasis">Link</text:span>: <text:a xlink:type="simple" xlink:href="https://www.reactstorefront.io/" text:style-name="Internet_20_link" text:visited-style-name="Visited_20_Internet_20_Link">React Storefront</text:a> </text:p>
        </text:list-item>
      </text:list>
      <text:h text:style-name="Heading_20_3" text:outline-level="3">3. <text:span text:style-name="Strong_20_Emphasis">Next.js eCommerce Template</text:span></text:h>
      <text:list xml:id="list828304926046743887" text:style-name="L16">
        <text:list-item>
          <text:p text:style-name="P37"><text:span text:style-name="Strong_20_Emphasis">Description</text:span>: This template is built using <text:span text:style-name="Strong_20_Emphasis">Next.js</text:span> (a React framework) for server-side rendering and optimized performance. It's a full-featured template with product catalog, cart, and checkout pages. </text:p>
        </text:list-item>
        <text:list-item>
          <text:p text:style-name="P37"><text:span text:style-name="Strong_20_Emphasis">Features</text:span>: </text:p>
          <text:list>
            <text:list-item>
              <text:p text:style-name="P37">SEO-friendly </text:p>
            </text:list-item>
            <text:list-item>
              <text:p text:style-name="P37">Server-side rendering </text:p>
            </text:list-item>
            <text:list-item>
              <text:p text:style-name="P37">Cart and checkout system </text:p>
            </text:list-item>
            <text:list-item>
              <text:p text:style-name="P37">Product detail pages </text:p>
            </text:list-item>
          </text:list>
        </text:list-item>
        <text:list-item>
          <text:p text:style-name="P25"><text:span text:style-name="Strong_20_Emphasis">Link</text:span>: <text:a xlink:type="simple" xlink:href="https://github.com/edwardhinkle/nextjs-commerce" text:style-name="Internet_20_link" text:visited-style-name="Visited_20_Internet_20_Link">Next.js eCommerce Template on GitHub</text:a> </text:p>
        </text:list-item>
      </text:list>
      <text:h text:style-name="Heading_20_3" text:outline-level="3">4. <text:span text:style-name="Strong_20_Emphasis">React Shopping Cart Template</text:span></text:h>
      <text:list xml:id="list8194330263554450770" text:style-name="L17">
        <text:list-item>
          <text:p text:style-name="P38"><text:span text:style-name="Strong_20_Emphasis">Description</text:span>: A simple eCommerce shopping cart template built with React. It has basic features like product display, adding to cart, and managing cart items. </text:p>
        </text:list-item>
        <text:list-item>
          <text:p text:style-name="P38"><text:span text:style-name="Strong_20_Emphasis">Features</text:span>: </text:p>
          <text:list>
            <text:list-item>
              <text:p text:style-name="P38">Basic product listing </text:p>
            </text:list-item>
            <text:list-item>
              <text:p text:style-name="P38">Shopping cart </text:p>
            </text:list-item>
            <text:list-item>
              <text:p text:style-name="P38">Checkout page (basic) </text:p>
            </text:list-item>
          </text:list>
        </text:list-item>
        <text:list-item>
          <text:p text:style-name="P26"><text:span text:style-name="Strong_20_Emphasis">Link</text:span>: <text:a xlink:type="simple" xlink:href="https://github.com/rammyblog/React-Shopping-Cart" text:style-name="Internet_20_link" text:visited-style-name="Visited_20_Internet_20_Link">React Shopping Cart Template on GitHub</text:a> </text:p>
        </text:list-item>
      </text:list>
      <text:h text:style-name="Heading_20_3" text:outline-level="3">5. <text:span text:style-name="Strong_20_Emphasis">React Store</text:span></text:h>
      <text:list xml:id="list3279717453571232389" text:style-name="L18">
        <text:list-item>
          <text:p text:style-name="P39"><text:span text:style-name="Strong_20_Emphasis">Description</text:span>: A full-featured eCommerce template built with React. It includes components for product lists, product details, search, and a shopping cart, plus a responsive design that works across all devices. </text:p>
        </text:list-item>
        <text:list-item>
          <text:p text:style-name="P39"><text:span text:style-name="Strong_20_Emphasis">Features</text:span>: </text:p>
          <text:list>
            <text:list-item>
              <text:p text:style-name="P39">Responsive design </text:p>
            </text:list-item>
            <text:list-item>
              <text:p text:style-name="P39">Product catalog </text:p>
            </text:list-item>
            <text:list-item>
              <text:p text:style-name="P39">Shopping cart and checkout </text:p>
            </text:list-item>
            <text:list-item>
              <text:p text:style-name="P39">Product filtering </text:p>
            </text:list-item>
          </text:list>
        </text:list-item>
        <text:list-item>
          <text:p text:style-name="P27"><text:span text:style-name="Strong_20_Emphasis">Link</text:span>: <text:a xlink:type="simple" xlink:href="https://github.com/ibrahimrahmani/React-Store" text:style-name="Internet_20_link" text:visited-style-name="Visited_20_Internet_20_Link">React Store on GitHub</text:a> </text:p>
        </text:list-item>
      </text:list>
      <text:h text:style-name="Heading_20_3" text:outline-level="3">6. <text:span text:style-name="Strong_20_Emphasis">React Admin for eCommerce (Admin Dashboard)</text:span></text:h>
      <text:list xml:id="list3197309765665523361" text:style-name="L19">
        <text:list-item>
          <text:p text:style-name="P40"><text:span text:style-name="Strong_20_Emphasis">Description</text:span>: This is an admin dashboard template for eCommerce sites built using React. It includes features for managing products, orders, customers, and more. </text:p>
        </text:list-item>
        <text:list-item>
          <text:p text:style-name="P40"><text:span text:style-name="Strong_20_Emphasis">Features</text:span>: </text:p>
          <text:list>
            <text:list-item>
              <text:p text:style-name="P40"><text:soft-page-break/>Admin panel with charts and tables </text:p>
            </text:list-item>
            <text:list-item>
              <text:p text:style-name="P40">Product and order management </text:p>
            </text:list-item>
            <text:list-item>
              <text:p text:style-name="P40">Customer tracking </text:p>
            </text:list-item>
            <text:list-item>
              <text:p text:style-name="P40">Fully customizable </text:p>
            </text:list-item>
          </text:list>
        </text:list-item>
        <text:list-item>
          <text:p text:style-name="P28"><text:span text:style-name="Strong_20_Emphasis">Link</text:span>: <text:a xlink:type="simple" xlink:href="https://github.com/flatlogic/react-dashboard" text:style-name="Internet_20_link" text:visited-style-name="Visited_20_Internet_20_Link">React Admin Template on GitHub</text:a> </text:p>
        </text:list-item>
      </text:list>
      <text:h text:style-name="Heading_20_3" text:outline-level="3">7. <text:span text:style-name="Strong_20_Emphasis">React Redux eCommerce</text:span></text:h>
      <text:list xml:id="list8004129567021745168" text:style-name="L20">
        <text:list-item>
          <text:p text:style-name="P41"><text:span text:style-name="Strong_20_Emphasis">Description</text:span>: A full-stack eCommerce template built with React and Redux for state management. It has a product catalog, cart system, and checkout flow. </text:p>
        </text:list-item>
        <text:list-item>
          <text:p text:style-name="P41"><text:span text:style-name="Strong_20_Emphasis">Features</text:span>: </text:p>
          <text:list>
            <text:list-item>
              <text:p text:style-name="P41">Product listing with categories </text:p>
            </text:list-item>
            <text:list-item>
              <text:p text:style-name="P41">Redux-based state management </text:p>
            </text:list-item>
            <text:list-item>
              <text:p text:style-name="P41">Cart functionality </text:p>
            </text:list-item>
            <text:list-item>
              <text:p text:style-name="P41">Checkout system </text:p>
            </text:list-item>
          </text:list>
        </text:list-item>
        <text:list-item>
          <text:p text:style-name="P29"><text:span text:style-name="Strong_20_Emphasis">Link</text:span>: <text:a xlink:type="simple" xlink:href="https://github.com/PatrickJS/ecommerce-redux" text:style-name="Internet_20_link" text:visited-style-name="Visited_20_Internet_20_Link">React Redux eCommerce on GitHub</text:a> </text:p>
        </text:list-item>
      </text:list>
      <text:h text:style-name="Heading_20_3" text:outline-level="3">8. <text:span text:style-name="Strong_20_Emphasis">Gatsby eCommerce Template</text:span></text:h>
      <text:list xml:id="list3174171587803778037" text:style-name="L21">
        <text:list-item>
          <text:p text:style-name="P42"><text:span text:style-name="Strong_20_Emphasis">Description</text:span>: Gatsby is a static site generator for React, and there are several eCommerce templates based on it. These templates come with integrations for things like payment gateways and product catalogs. </text:p>
        </text:list-item>
        <text:list-item>
          <text:p text:style-name="P42"><text:span text:style-name="Strong_20_Emphasis">Features</text:span>: </text:p>
          <text:list>
            <text:list-item>
              <text:p text:style-name="P42">Static site generation (fast) </text:p>
            </text:list-item>
            <text:list-item>
              <text:p text:style-name="P42">Integration with CMS or product databases </text:p>
            </text:list-item>
            <text:list-item>
              <text:p text:style-name="P42">Cart and checkout system </text:p>
            </text:list-item>
          </text:list>
        </text:list-item>
        <text:list-item>
          <text:p text:style-name="P30"><text:span text:style-name="Strong_20_Emphasis">Link</text:span>: <text:a xlink:type="simple" xlink:href="https://www.gatsbyjs.com/starters/?v=2" text:style-name="Internet_20_link" text:visited-style-name="Visited_20_Internet_20_Link">Gatsby eCommerce Template</text:a> </text:p>
        </text:list-item>
      </text:list>
      <text:h text:style-name="Heading_20_3" text:outline-level="3">9. <text:span text:style-name="Strong_20_Emphasis">Shopify Store Template for React</text:span></text:h>
      <text:list xml:id="list534839912730680629" text:style-name="L22">
        <text:list-item>
          <text:p text:style-name="P43"><text:span text:style-name="Strong_20_Emphasis">Description</text:span>: This is a template that integrates React with Shopify's storefront API. You can manage products and orders through Shopify, while the React frontend handles the UI and cart functionality. </text:p>
        </text:list-item>
        <text:list-item>
          <text:p text:style-name="P43"><text:span text:style-name="Strong_20_Emphasis">Features</text:span>: </text:p>
          <text:list>
            <text:list-item>
              <text:p text:style-name="P43">Shopify API integration </text:p>
            </text:list-item>
            <text:list-item>
              <text:p text:style-name="P43">Product management via Shopify </text:p>
            </text:list-item>
            <text:list-item>
              <text:p text:style-name="P43">Customizable React frontend </text:p>
            </text:list-item>
          </text:list>
        </text:list-item>
        <text:list-item>
          <text:p text:style-name="P31"><text:span text:style-name="Strong_20_Emphasis">Link</text:span>: <text:a xlink:type="simple" xlink:href="https://github.com/Shopify/storefront-api-examples" text:style-name="Internet_20_link" text:visited-style-name="Visited_20_Internet_20_Link">Shopify Storefront API with React</text:a> </text:p>
        </text:list-item>
      </text:list>
      <text:h text:style-name="Heading_20_3" text:outline-level="3">10. <text:span text:style-name="Strong_20_Emphasis">React eCommerce Website Template by Creative-Tim</text:span></text:h>
      <text:list xml:id="list1349003471547437050" text:style-name="L23">
        <text:list-item>
          <text:p text:style-name="P44"><text:span text:style-name="Strong_20_Emphasis">Description</text:span>: Creative-Tim offers a free eCommerce template built with React. It's a good starting point for building an online store with a modern UI and responsive design. </text:p>
        </text:list-item>
        <text:list-item>
          <text:p text:style-name="P44"><text:span text:style-name="Strong_20_Emphasis">Features</text:span>: </text:p>
          <text:list>
            <text:list-item>
              <text:p text:style-name="P44">Pre-designed product pages </text:p>
            </text:list-item>
            <text:list-item>
              <text:p text:style-name="P44">Cart and checkout </text:p>
            </text:list-item>
            <text:list-item>
              <text:p text:style-name="P44">Mobile-first design </text:p>
            </text:list-item>
          </text:list>
        </text:list-item>
        <text:list-item>
          <text:p text:style-name="P32"><text:span text:style-name="Strong_20_Emphasis">Link</text:span>: <text:a xlink:type="simple" xlink:href="https://www.creative-tim.com/product/react-ecommerce-website" text:style-name="Internet_20_link" text:visited-style-name="Visited_20_Internet_20_Link">React eCommerce Website Template</text:a> </text:p>
        </text:list-item>
      </text:list>
      <text:p text:style-name="Horizontal_20_Line"/>
      <text:h text:style-name="Heading_20_3" text:outline-level="3"><text:soft-page-break/>How to Use a Template</text:h>
      <text:list xml:id="list2364219372711987162" text:style-name="L24">
        <text:list-item>
          <text:p text:style-name="P33"><text:span text:style-name="Strong_20_Emphasis">Clone or Download the Repository</text:span>: Most of these templates are available on GitHub. You can clone or download the repository.</text:p>
          <text:p text:style-name="P8"><text:span text:style-name="Source_20_Text">git clone https://github.com/your-chosen-template.git</text:span></text:p>
        </text:list-item>
        <text:list-item>
          <text:p text:style-name="P33"><text:span text:style-name="Strong_20_Emphasis">Install Dependencies</text:span>: Inside your project folder, run the following to install the required dependencies:</text:p>
          <text:p text:style-name="P8"><text:span text:style-name="Source_20_Text">npm install</text:span></text:p>
        </text:list-item>
        <text:list-item>
          <text:p text:style-name="P33"><text:span text:style-name="Strong_20_Emphasis">Run the Project</text:span>: After installing dependencies, start the development server:</text:p>
          <text:p text:style-name="P8"><text:span text:style-name="Source_20_Text">npm start</text:span></text:p>
        </text:list-item>
        <text:list-item>
          <text:p text:style-name="P33"><text:span text:style-name="Strong_20_Emphasis">Customization</text:span>: Customize the template by replacing the default product images, descriptions, and links with your own content. Most of these templates are easily customizable, allowing you to modify UI elements, product details, and integrate with backend services like databases or payment gateways.</text:p>
        </text:list-item>
        <text:list-item>
          <text:p text:style-name="P33"><text:span text:style-name="Strong_20_Emphasis">Deploy</text:span>: After customization, you can deploy your eCommerce site using platforms like <text:span text:style-name="Strong_20_Emphasis">Vercel</text:span>, <text:span text:style-name="Strong_20_Emphasis">Netlify</text:span>, or <text:span text:style-name="Strong_20_Emphasis">Heroku</text:span> for the frontend, and <text:span text:style-name="Strong_20_Emphasis">Firebase</text:span> or <text:span text:style-name="Strong_20_Emphasis">AWS</text:span> for the backend if needed.</text:p>
        </text:list-item>
      </text:list>
      <text:p text:style-name="Horizontal_20_Line"/>
      <text:h text:style-name="Heading_20_3" text:outline-level="3">Conclusion</text:h>
      <text:p text:style-name="Text_20_body">These React-based eCommerce templates can save you a lot of time by providing pre-built functionality such as product displays, cart systems, and checkout processes. Whether you're using a simple template for a personal project or a complex solution for a business, you'll find options that are easy to integrate and customize. Just pick the one that fits your requirements best!.</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2pt" style:language-asian="en" style:country-asian="IN" style:font-size-complex="12pt" style:language-complex="en"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font-name-asian="SimSun" style:font-size-asian="12pt" style:language-asian="en" style:country-asian="IN" style:font-name-complex="Arial1" style:font-size-complex="12pt" style:language-complex="en"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12-13T16:05:28.45</dc:date>
    <meta:generator>OpenOffice/4.1.15$Win32 OpenOffice.org_project/4115m2$Build-9813</meta:generator>
    <meta:editing-duration>PT30M18S</meta:editing-duration>
    <meta:editing-cycles>5</meta:editing-cycles>
    <meta:document-statistic meta:table-count="0" meta:image-count="0" meta:object-count="0" meta:page-count="12" meta:paragraph-count="427" meta:word-count="3397" meta:character-count="23670"/>
  </office:meta>
</office:document-meta>
</file>